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HelveticaNeueLT Pro 55 Roman"/>
    </style:style>
    <style:style style:name="P2" style:family="paragraph" style:parent-style-name="Text_20_body">
      <style:text-properties fo:color="#ff3333" style:font-name="HelveticaNeueLT Pro 55 Roman"/>
    </style:style>
    <style:style style:name="P3"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P4"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font-weight-asian="normal" style:font-weight-complex="normal"/>
    </style:style>
    <style:style style:name="P6"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font-style-asian="normal" style:font-style-complex="normal"/>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style>
    <style:style style:name="P8"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italic" style:text-underline-style="none" fo:font-weight="normal" style:text-blinking="false" fo:background-color="transparent" style:font-style-asian="italic" style:font-style-complex="italic"/>
    </style:style>
    <style:style style:name="P9"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3" style:family="paragraph" style:parent-style-name="Text_20_body" style:list-style-name="L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4" style:family="paragraph" style:parent-style-name="Text_20_body" style:list-style-name="L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5" style:family="paragraph" style:parent-style-name="Text_20_body" style:list-style-name="L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Text_20_body" style:list-style-name="L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7" style:family="paragraph" style:parent-style-name="Heading_20_2">
      <style:paragraph-properties fo:margin-top="0.353cm" fo:margin-bottom="0cm" fo:line-height="114%" style:writing-mode="lr-tb"/>
      <style:text-properties fo:font-variant="normal" fo:text-transform="none" fo:color="#000000" style:text-line-through-style="none" style:font-name="Trebuchet MS" fo:font-size="12.75pt" fo:font-style="normal" style:text-underline-style="none" fo:font-weight="normal" style:text-blinking="false" fo:background-color="transparent"/>
    </style:style>
    <style:style style:name="P18" style:family="paragraph" style:parent-style-name="Heading_20_2">
      <style:paragraph-properties fo:margin-top="0.353cm" fo:margin-bottom="0cm"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19" style:family="paragraph" style:parent-style-name="Heading_20_2">
      <style:paragraph-properties fo:margin-top="0.353cm" fo:margin-bottom="0cm" fo:line-height="114%" style:writing-mode="lr-tb"/>
    </style:style>
    <style:style style:name="P20" style:family="paragraph" style:parent-style-name="Heading_20_1">
      <style:paragraph-properties fo:margin-top="0.353cm" fo:margin-bottom="0cm" fo:line-height="114%"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21" style:family="paragraph" style:parent-style-name="Heading_20_3">
      <style:paragraph-properties fo:margin-top="0.282cm" fo:margin-bottom="0cm" fo:line-height="114%" style:writing-mode="lr-tb"/>
      <style:text-properties fo:font-variant="normal" fo:text-transform="none" fo:color="#666666" style:text-line-through-style="none" style:font-name="Trebuchet MS"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Trebuchet MS" fo:font-size="12.75pt" fo:font-style="normal" style:text-underline-style="none" fo:font-weight="normal" style:text-blinking="false" fo:background-color="transparen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color="#0066ff" fo:font-style="italic" style:font-style-asian="italic" style:font-style-complex="italic"/>
    </style:style>
    <style:style style:name="T5" style:family="text">
      <style:text-properties fo:color="#3399ff" fo:font-style="italic" style:font-style-asian="italic" style:font-style-complex="italic"/>
    </style:style>
    <style:style style:name="T6" style:family="text">
      <style:text-properties style:font-name="HelveticaNeueLT Pro 55 Roman"/>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eat Bears of the Mountain</text:p>
      <text:h text:style-name="P17" text:outline-level="2"/>
      <text:h text:style-name="P17" text:outline-level="2">Basic Concept</text:h>
      <text:p text:style-name="P7">Third person action adventure following a linear story; Zelda style combat; environment based puzzles.</text:p>
      <text:h text:style-name="P17" text:outline-level="2">Game Objectives</text:h>
      <text:p text:style-name="P7">Progress through the story of Trill.</text:p>
      <text:h text:style-name="P17" text:outline-level="2">Feature Set</text:h>
      <text:p text:style-name="P7">Pretty aesthetics; Soundtrack; Fun combat; Narrative</text:p>
      <text:h text:style-name="P17" text:outline-level="2">Genre</text:h>
      <text:p text:style-name="P7">Fantasy. Third person action adventure.</text:p>
      <text:h text:style-name="P17" text:outline-level="2">Type of Play</text:h>
      <text:p text:style-name="P7">Third person action adventure.</text:p>
      <text:h text:style-name="P17" text:outline-level="2">Look and Feel</text:h>
      <text:p text:style-name="P7">Rich colourful aesthetic, aiming for a quality and consistency like Torchlight, with more stylised characters like Fable.</text:p>
      <text:h text:style-name="P17" text:outline-level="2">Background Story</text:h>
      <text:p text:style-name="P8">'The woods were long cold and deep, filled with tyranny that shook the meek, the mountains edge seemed far too steep, but times, times were changing...</text:p>
      <text:p text:style-name="P8">The drums had called, her kin existed on far off shore, so she stoked the fires, and dug in deep.</text:p>
      <text:p text:style-name="P8">She had miles to travel, and promises to keep, and a world to save, before she would sleep.'</text:p>
      <text:p text:style-name="P6"/>
      <text:p text:style-name="P6">The Blade of Garkan Forest; Defender of the Meek; The Great Bears Champion, she was known by many names.</text:p>
      <text:p text:style-name="P6"><text:span text:style-name="T3">'Trill' </text:span>was the name given to her by the Great Bears of the Mountain, when they had first found her on the shores of Valeen. They had never seen one of her kind before, her snout so short, her teeth so blunt, with no fur but for the top of her head, and paws with no claw.</text:p>
      <text:p text:style-name="P6">So it was they took the young babe into their clan, and gave her the name Trill, which in the bear tongue Huk'tahr meant <text:span text:style-name="T3">'Fierce Heart'. </text:span></text:p>
      <text:h text:style-name="P17" text:outline-level="2">Gameplay Mechanics</text:h>
      <text:p text:style-name="P1">Controls and Movement:</text:p>
      <text:p text:style-name="P1">Movement will be a basic third person control system, move speed will be based on how much pressure is put on joystick; animations will be associated to different movements(<text:span text:style-name="T4">see section 'Animations'</text:span><text:span text:style-name="T2">).</text:span></text:p>
      <text:p text:style-name="P1"><text:span text:style-name="T2">Player will be able to perform strafing, and quick rolls and backflips to avoid enemies; player is able to lock onto enemies at which point they have a lower base speed but are still able to perform dodge rolls and backflips(</text:span><text:span text:style-name="T4">see section 'Default Button Layout)</text:span><text:span text:style-name="T2">.</text:span></text:p>
      <text:p text:style-name="P1">Player can perform attack moves and blocks using a sword and shield, player cannot attack whilst blocking, but can perform a shield bash which pushes enemies back a little.</text:p>
      <text:p text:style-name="P1"><text:soft-page-break/>Player can jump and perform ledge grabs to climb to higher points.</text:p>
      <text:p text:style-name="P1">Player can use potions which give effects such as healing, defence, or bezerk(speed boost).</text:p>
      <text:p text:style-name="P2">Player can use a crossbow to shoot things at a distance(needs to be elaborated upon).</text:p>
      <text:p text:style-name="P1">Camera:</text:p>
      <text:p text:style-name="Text_20_body"><text:span text:style-name="T6">Third person camera that follows the movement of the player; camera can also be controlled directly by player with second joystick; player can go into first person mode by clicking down on second joystick.</text:span></text:p>
      <text:h text:style-name="P17" text:outline-level="2">Objectives</text:h>
      <text:p text:style-name="P5">Objectives will be based on cues given by narrator and environment throughout the story(<text:span text:style-name="T5">see section 'Level Layout'</text:span><text:span text:style-name="T3">)</text:span></text:p>
      <text:h text:style-name="P19" text:outline-level="2"><text:span text:style-name="T1">Core Gameplay</text:span></text:h>
      <text:p text:style-name="P7">Story based combat orientated adventure, moving throughout the level defeating enemies or bosses to move on, simple environment challenges such as perhaps moving a boulder to find an entrance, or blowing up a barricade.</text:p>
      <text:h text:style-name="P19" text:outline-level="2"><text:span text:style-name="T1">Game Flow</text:span></text:h>
      <text:p text:style-name="P7">Enemies and challenges would start off sparse, taking the player through the basics of the gameplay, and how to control and interact with the games environment.</text:p>
      <text:p text:style-name="P7">As the game progresses these challenges and enemies would become more difficult and more plentiful.</text:p>
      <text:p text:style-name="P7">At certain points throughout a level, will be particularly hard to defeat mobs or sub-bosses, at the end of the level would be a big boss that requires you to learn it's patterns and put what youve learnt into play.</text:p>
      <text:h text:style-name="P17" text:outline-level="2">Elements and Mechanics</text:h>
      <text:p text:style-name="P4">This section describes the rules to the game (both implicit and explicit) and the model of the game </text:p>
      <text:p text:style-name="P4">universe (how all the elements interact). Include a functional description of all elements the player </text:p>
      <text:p text:style-name="P4">can engage with. You need to consider:</text:p>
      <text:p text:style-name="Text_20_body"/>
      <text:list xml:id="list7828395993211090070" text:style-name="L1">
        <text:list-item>
          <text:p text:style-name="P9">Physics – how the physical universe works including movement, collisions, etc.</text:p>
        </text:list-item>
        <text:list-item>
          <text:p text:style-name="P9">In-game objects</text:p>
        </text:list-item>
        <text:list-item>
          <text:p text:style-name="P9">Player actions</text:p>
        </text:list-item>
        <text:list-item>
          <text:p text:style-name="P9">Relationships – between objects and actions in the game world</text:p>
          <text:list>
            <text:list-item>
              <text:p text:style-name="P9">Conflict – if there is conflict, how is it modelled?</text:p>
            </text:list-item>
            <text:list-item>
              <text:p text:style-name="P9">Internal economy – how the economy of the game works</text:p>
            </text:list-item>
          </text:list>
        </text:list-item>
      </text:list>
      <text:h text:style-name="P19" text:outline-level="2"><text:span text:style-name="T1">Characters</text:span></text:h>
      <text:h text:style-name="P18" text:outline-level="2">Levels</text:h>
      <text:p text:style-name="P4">Outline the level structure of your game using a diagram. You should provide the following </text:p>
      <text:p text:style-name="P4">information for each level in your game:</text:p>
      <text:list xml:id="list6315183117763597224" text:style-name="L6">
        <text:list-item>
          <text:p text:style-name="P14">Synopsis</text:p>
        </text:list-item>
        <text:list-item>
          <text:p text:style-name="P14"><text:soft-page-break/>Goals and objectives</text:p>
        </text:list-item>
        <text:list-item>
          <text:p text:style-name="P14">Level gameplay overview</text:p>
        </text:list-item>
        <text:list-item>
          <text:p text:style-name="P14">Ties to story (as applicable)</text:p>
        </text:list-item>
        <text:list-item>
          <text:p text:style-name="P14">Sketch / physical description / map</text:p>
        </text:list-item>
      </text:list>
      <text:h text:style-name="P20" text:outline-level="1">Art </text:h>
      <text:p text:style-name="P4">Classic fantasy.</text:p>
      <text:h text:style-name="P17" text:outline-level="2">Game World</text:h>
      <text:p text:style-name="P4">Include descriptions of:</text:p>
      <text:list xml:id="list1463728177231974229" text:style-name="L7">
        <text:list-item>
          <text:p text:style-name="P15">General look and feel of world – describe style, mood, colours, etc.</text:p>
        </text:list-item>
        <text:list-item>
          <text:p text:style-name="P15">Description of each main game area (including general description, physical characteristics, levels that use area and connections to other areas)</text:p>
        </text:list-item>
      </text:list>
      <text:h text:style-name="P17" text:outline-level="2">Art and Animation</text:h>
      <text:p text:style-name="P4">Describe all art and animation required for the game. Include descriptions of:</text:p>
      <text:p text:style-name="Text_20_body"/>
      <text:list xml:id="list873236119490149506" text:style-name="L8">
        <text:list-item>
          <text:p text:style-name="P16">Terrain – environmental art e.g. textures, backgrounds</text:p>
        </text:list-item>
        <text:list-item>
          <text:p text:style-name="P16">Gameplay elements – player and enemy sprites or models, interactive objects, weapons</text:p>
        </text:list-item>
        <text:list-item>
          <text:p text:style-name="P16">Special effects – e.g. explosions, footprints</text:p>
        </text:list-item>
        <text:list-item>
          <text:p text:style-name="P16">Cinematics and cutscenes (including actors, description and storyboard)</text:p>
        </text:list-item>
        <text:list-item>
          <text:p text:style-name="P16">GUI elements – e.g. icons, shell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cRae</meta:initial-creator>
    <meta:creation-date>2014-06-08T16:44:21.45</meta:creation-date>
    <dc:date>2014-06-08T22:10:33.44</dc:date>
    <dc:creator>Matt McRae</dc:creator>
    <meta:editing-duration>PT4H55M28S</meta:editing-duration>
    <meta:editing-cycles>6</meta:editing-cycles>
    <meta:generator>OpenOffice/4.0.0$Win32 OpenOffice.org_project/400m3$Build-9702</meta:generator>
    <meta:document-statistic meta:table-count="0" meta:image-count="0" meta:object-count="0" meta:page-count="3" meta:paragraph-count="70" meta:word-count="803" meta:character-count="4774"/>
  </office:meta>
</office:document-meta>
</file>